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693cm" style:rel-column-width="6527*"/>
    </style:style>
    <style:style style:name="Table2.B" style:family="table-column">
      <style:table-column-properties style:column-width="2.394cm" style:rel-column-width="9227*"/>
    </style:style>
    <style:style style:name="Table2.C" style:family="table-column">
      <style:table-column-properties style:column-width="5.027cm" style:rel-column-width="19378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704cm" style:rel-column-width="6568*"/>
    </style:style>
    <style:style style:name="Table2.F" style:family="table-column">
      <style:table-column-properties style:column-width="1.499cm" style:rel-column-width="5779*"/>
    </style:style>
    <style:style style:name="Table2.H" style:family="table-column">
      <style:table-column-properties style:column-width="1.598cm" style:rel-column-width="61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307cm" style:rel-column-width="5038*"/>
    </style:style>
    <style:style style:name="Table1.C" style:family="table-column">
      <style:table-column-properties style:column-width="1.309cm" style:rel-column-width="5045*"/>
    </style:style>
    <style:style style:name="Table1.K" style:family="table-column">
      <style:table-column-properties style:column-width="1.711cm" style:rel-column-width="6595*"/>
    </style:style>
    <style:style style:name="Table1.L" style:family="table-column">
      <style:table-column-properties style:column-width="2.215cm" style:rel-column-width="85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841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0300" officeooo:paragraph-rsid="00160300"/>
    </style:style>
    <style:style style:name="P3" style:family="paragraph" style:parent-style-name="Standard">
      <style:text-properties officeooo:rsid="00160300" officeooo:paragraph-rsid="00192644"/>
    </style:style>
    <style:style style:name="P4" style:family="paragraph" style:parent-style-name="Standard">
      <style:text-properties officeooo:rsid="001c7a87" officeooo:paragraph-rsid="001c7a87"/>
    </style:style>
    <style:style style:name="P5" style:family="paragraph" style:parent-style-name="Standard">
      <style:text-properties officeooo:rsid="002505ea" officeooo:paragraph-rsid="002505ea"/>
    </style:style>
    <style:style style:name="P6" style:family="paragraph" style:parent-style-name="Standard">
      <style:text-properties officeooo:rsid="00263244" officeooo:paragraph-rsid="00263244"/>
    </style:style>
    <style:style style:name="P7" style:family="paragraph" style:parent-style-name="Standard">
      <style:text-properties officeooo:rsid="0026702d" officeooo:paragraph-rsid="0026702d"/>
    </style:style>
    <style:style style:name="P8" style:family="paragraph" style:parent-style-name="Table_20_Contents">
      <style:paragraph-properties fo:text-align="start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Nimbus Roman No9 L" fo:font-size="12pt" officeooo:rsid="00298880" officeooo:paragraph-rsid="00298880" style:font-name-asian="Droid Sans Fallback" style:font-size-asian="12pt" style:font-name-complex="Droid Sans Devanagari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98880" style:font-name-asian="Droid Sans Fallback" style:font-size-asian="12pt" style:font-name-complex="Droid Sans Devanagari" style:font-size-complex="12pt"/>
    </style:style>
    <style:style style:name="T1" style:family="text">
      <style:text-properties officeooo:rsid="001e0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ubtitle" text:outline-level="1">Results</text:h>
      <text:p text:style-name="P2"/>
      <text:p text:style-name="P3">In this section we examine the output of six linkage projects; four small straightforward non-problematic, and two with larger more complex pedigrees. Haplotypes will also be compared using HaploPainter and HaploHTML5.</text:p>
      <text:p text:style-name="P2"/>
      <text:h text:style-name="Heading_20_1" text:outline-level="2">Linkage Projects</text:h>
      <text:p text:style-name="Standard"/>
      <text:p text:style-name="P4">The small pedigrees underwent two types of runs: single-core and multi-core. Due to the speed at which both types operate on small pedigrees, each type performed 10 trials each. The larger pedigrees were for the most part single-core, but <text:span text:style-name="T1">parallelizations were utilized where possible.</text:span></text:p>
      <text:p text:style-name="P4"/>
      <text:h text:style-name="Heading_20_2" text:outline-level="3">Small Pedigrees</text:h>
      <text:p text:style-name="Standard"/>
      <text:p text:style-name="Standard"/>
      <text:p text:style-name="P6">Minimal Change Disease (MCD) – A nephrotic syndrome identified in children with protein in the urine.</text:p>
      <text:p text:style-name="P6"/>
      <text:p text:style-name="P6"/>
      <text:p text:style-name="P7">GRR ste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11">Bitsize</text:p>
          </table:table-cell>
          <table:table-cell table:style-name="Table2.A1" office:value-type="string">
            <text:p text:style-name="P11">#Genotypes</text:p>
          </table:table-cell>
          <table:table-cell table:style-name="Table2.A1" office:value-type="string">
            <text:p text:style-name="P11">Chip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4</text:p>
          </table:table-cell>
          <table:table-cell table:style-name="Table2.H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301,233</text:p>
          </table:table-cell>
          <table:table-cell table:style-name="Table2.A2" office:value-type="string">
            <text:p text:style-name="P11">HumanCytoSNP-12v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716,504</text:p>
          </table:table-cell>
          <table:table-cell table:style-name="Table2.A2" office:value-type="string">
            <text:p text:style-name="P11">HumanOmniExpress-24v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5</text:p>
          </table:table-cell>
          <table:table-cell table:style-name="Table2.A2" office:value-type="string">
            <text:p text:style-name="P11">298,564</text:p>
          </table:table-cell>
          <table:table-cell table:style-name="Table2.A2" office:value-type="string">
            <text:p text:style-name="P11">HumanCytoSNP-12v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8</text:p>
          </table:table-cell>
          <table:table-cell table:style-name="Table2.A2" office:value-type="string">
            <text:p text:style-name="P12">300,691</text:p>
          </table:table-cell>
          <table:table-cell table:style-name="Table2.A2" office:value-type="string">
            <text:p text:style-name="P13">HumanCytoSNP-12v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3</text:p>
          </table:table-cell>
          <table:table-cell table:style-name="Table2.A2" office:value-type="string">
            <text:p text:style-name="P12">1,102,510</text:p>
          </table:table-cell>
          <table:table-cell table:style-name="Table2.A2" office:value-type="string">
            <text:p text:style-name="P13">HumanOmniExpress-24v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7"/>
      <text:p text:style-name="P7"/>
      <text:p text:style-name="P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K"/>
        <table:table-column table:style-name="Table1.L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10">Single-Cor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0">Multi-Core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10">Average</text:p>
          </table:table-cell>
          <table:covered-table-cell/>
        </table:table-row>
        <table:table-row>
          <table:table-cell table:style-name="Table1.A2" office:value-type="string">
            <text:p text:style-name="P9">Proj.</text:p>
          </table:table-cell>
          <table:table-cell table:style-name="Table1.A2" office:value-type="string">
            <text:p text:style-name="P11">Bit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Single</text:p>
          </table:table-cell>
          <table:table-cell table:style-name="Table1.L2" office:value-type="string">
            <text:p text:style-name="P10">Multi</text:p>
          </table:table-cell>
        </table:table-row>
        <table:table-row>
          <table:table-cell table:style-name="Table1.A2" office:value-type="string">
            <text:p text:style-name="P11">MCD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</table:table>
      <text:p text:style-name="P6"/>
      <text:p text:style-name="P7"/>
      <text:p text:style-name="P6"/>
      <text:p text:style-name="P5"/>
      <text:p text:style-name="P5">XDOM – 20 MCD – expected 1.3, 1.2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right" style:display-name="Header right" style:family="paragraph" style:parent-style-name="Standard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itle" style:family="paragraph" style:parent-style-name="Heading" style:default-outline-level="" style:class="chapter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Heading_20_4" style:display-name="Heading 4" style:family="paragraph" style:parent-style-name="Heading_20_3" style:default-outline-level="5" style:class="text"/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40:34.848636345</meta:creation-date>
    <dc:date>2016-07-19T14:01:31.600702033</dc:date>
    <meta:editing-duration>PT3H14M25S</meta:editing-duration>
    <meta:editing-cycles>11</meta:editing-cycles>
    <meta:generator>LibreOffice/5.1.3.2$Linux_X86_64 LibreOffice_project/10m0$Build-2</meta:generator>
    <meta:document-statistic meta:table-count="2" meta:image-count="0" meta:object-count="0" meta:page-count="2" meta:paragraph-count="49" meta:word-count="147" meta:character-count="917" meta:non-whitespace-character-count="819"/>
  </office:meta>
</office:document-meta>
</file>